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70000010B3E7F368733F12AFA.png" manifest:media-type="image/png"/>
  <manifest:file-entry manifest:full-path="Pictures/100000000000010900000105882E2D5463A6E536.png" manifest:media-type="image/png"/>
  <manifest:file-entry manifest:full-path="Pictures/10000000000001070000010500F572BF992B7B30.png" manifest:media-type="image/png"/>
  <manifest:file-entry manifest:full-path="Pictures/100000000000010B0000010C6967C24F078CAD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063cm" svg:height="7.09cm" svg:x="10.527cm" svg:y="0.8cm">
          <draw:image xlink:href="Pictures/100000000000010B0000010C6967C24F078CADE9.png" xlink:type="simple" xlink:show="embed" xlink:actuate="onLoad">
            <text:p/>
          </draw:image>
        </draw:frame>
        <draw:frame draw:style-name="gr2" draw:text-style-name="P2" draw:layer="layout" svg:width="4.409cm" svg:height="0.962cm" svg:x="11.981cm" svg:y="8.29cm">
          <draw:text-box>
            <text:p>Before inpaint</text:p>
          </draw:text-box>
        </draw:frame>
        <draw:frame draw:style-name="gr1" draw:text-style-name="P1" draw:layer="layout" svg:width="7.01cm" svg:height="6.905cm" svg:x="17.79cm" svg:y="0.89cm">
          <draw:image xlink:href="Pictures/100000000000010900000105882E2D5463A6E536.png" xlink:type="simple" xlink:show="embed" xlink:actuate="onLoad">
            <text:p/>
          </draw:image>
        </draw:frame>
        <draw:frame draw:style-name="gr2" draw:text-style-name="P2" draw:layer="layout" svg:width="3.884cm" svg:height="0.962cm" svg:x="18.99cm" svg:y="8.328cm">
          <draw:text-box>
            <text:p>After inpaint</text:p>
          </draw:text-box>
        </draw:frame>
        <draw:frame draw:style-name="gr1" draw:text-style-name="P1" draw:layer="layout" svg:width="6.958cm" svg:height="6.905cm" svg:x="3.327cm" svg:y="0.895cm">
          <draw:image xlink:href="Pictures/10000000000001070000010500F572BF992B7B30.png" xlink:type="simple" xlink:show="embed" xlink:actuate="onLoad">
            <text:p/>
          </draw:image>
        </draw:frame>
        <draw:frame draw:style-name="gr2" draw:text-style-name="P2" draw:layer="layout" svg:width="3.533cm" svg:height="0.962cm" svg:x="4.727cm" svg:y="8.238cm">
          <draw:text-box>
            <text:p>After isnan</text:p>
          </draw:text-box>
        </draw:frame>
        <draw:frame draw:style-name="gr1" draw:text-style-name="P1" draw:layer="layout" svg:width="6.958cm" svg:height="7.063cm" svg:x="3.4cm" svg:y="9.4cm">
          <draw:image xlink:href="Pictures/10000000000001070000010B3E7F368733F12AFA.png" xlink:type="simple" xlink:show="embed" xlink:actuate="onLoad">
            <text:p/>
          </draw:image>
        </draw:frame>
        <draw:frame draw:style-name="gr2" draw:text-style-name="P2" draw:layer="layout" svg:width="4.181cm" svg:height="0.962cm" svg:x="5cm" svg:y="16.638cm">
          <draw:text-box>
            <text:p>After [1:-1,...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20:26:36.646337840</meta:creation-date>
    <dc:date>2019-10-11T23:21:33.214272185</dc:date>
    <meta:editing-duration>PT2H34M36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